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701cm"/>
    </style:style>
    <style:style style:name="co2" style:family="table-column">
      <style:table-column-properties fo:break-before="auto" style:column-width="0.508cm"/>
    </style:style>
    <style:style style:name="co3" style:family="table-column">
      <style:table-column-properties fo:break-before="auto" style:column-width="8.537cm"/>
    </style:style>
    <style:style style:name="co4" style:family="table-column">
      <style:table-column-properties fo:break-before="auto" style:column-width="8.049cm"/>
    </style:style>
    <style:style style:name="co5" style:family="table-column">
      <style:table-column-properties fo:break-before="auto" style:column-width="3.86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85cm" fo:break-before="auto" style:use-optimal-row-height="fals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64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Georgia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color="#069a2e" style:font-name="Georgia"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cm"/>
      <style:text-properties fo:color="#000000" style:text-outline="false" style:text-line-through-style="none" style:text-line-through-type="none" style:font-name="Georgia" fo:font-size="11pt" fo:language="sv" fo:country="SE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bold" style:font-name-complex="Noto Sans Devanaga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cm"/>
      <style:text-properties style:font-name="Georgia" fo:font-size="11pt" fo:font-weight="bold" style:font-size-asian="11pt" style:font-weight-asian="bold" style:font-size-complex="11pt" style:font-weight-complex="bold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cm"/>
      <style:text-properties style:font-name="Georgia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cm"/>
      <style:text-properties style:font-name="Georgia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wrap-option="wrap" style:vertical-align="middle"/>
      <style:text-properties style:font-name="Georgia" fo:font-size="11pt" fo:font-weight="normal" style:font-size-asian="11pt" style:font-weight-asian="normal" style:font-size-complex="11pt" style:font-weight-complex="normal"/>
    </style:style>
    <style:style style:name="ce26" style:family="table-cell" style:parent-style-name="Default">
      <style:table-cell-properties fo:wrap-option="wrap" style:vertical-align="middle"/>
      <style:text-properties style:font-name="Georgia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27" style:family="table-cell" style:parent-style-name="Default">
      <style:table-cell-properties fo:wrap-option="wrap" style:vertical-align="middle"/>
      <style:text-properties style:font-name="Georgia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style:font-name="Georgia" fo:font-size="11pt" fo:font-weight="bold" style:font-size-asian="11pt" style:font-weight-asian="bold" style:font-size-complex="11pt" style:font-weight-complex="bold"/>
    </style:style>
    <style:style style:name="ce29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style:font-name="Georgia" fo:font-size="11pt" fo:font-weight="normal" style:font-size-asian="11pt" style:font-weight-asian="normal" style:font-size-complex="11pt" style:font-weight-complex="normal"/>
    </style:style>
    <style:style style:name="ce30" style:family="table-cell" style:parent-style-name="Default">
      <style:table-cell-properties style:text-align-source="fix" style:repeat-content="false" fo:wrap-option="wrap" style:vertical-align="top"/>
      <style:paragraph-properties fo:text-align="end" fo:margin-left="0cm"/>
      <style:text-properties style:font-name="Georgia" fo:font-size="11pt" fo:font-weight="bold" style:font-size-asian="11pt" style:font-weight-asian="bold" style:font-size-complex="11pt" style:font-weight-complex="bold"/>
    </style:style>
    <style:style style:name="ce32" style:family="table-cell" style:parent-style-name="Default">
      <style:table-cell-properties fo:wrap-option="wrap" style:vertical-align="middle"/>
      <style:text-properties style:font-name="Georgia"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>
      <style:table-cell-properties fo:wrap-option="wrap" style:vertical-align="middle"/>
      <style:text-properties style:font-name="Georgia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47" style:family="table-cell" style:parent-style-name="Default">
      <style:table-cell-properties fo:wrap-option="wrap" style:vertical-align="middle"/>
      <style:text-properties style:font-name="Georgia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style:font-name="Georgia" fo:font-size="11pt" fo:language="sv" fo:country="SE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bold" style:font-name-complex="Noto Sans Devanaga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wrap-option="wrap" style:vertical-align="middle"/>
    </style:style>
    <style:style style:name="gr1" style:family="graphic" style:parent-style-name="Note">
      <style:graphic-properties draw:marker-start="Linjeslut_20_1" draw:marker-start-width="0.2cm" draw:marker-start-center="false" draw:fill="solid" draw:fill-color="#ffffc0" draw:auto-grow-height="true" draw:auto-grow-width="false" fo:min-height="14.9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Georgia" fo:font-size="12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Georgia" fo:font-size="12pt" fo:language="sv" fo:country="SE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Noto Sans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font-name-asian="Noto Sans CJK SC" fo:color="#069a2e" style:font-relief="none" style:font-style-complex="normal" style:font-style-asian="normal" style:font-weight-complex="bold" style:font-weight-asian="bold" style:font-size-complex="11pt" style:font-size-asian="11pt" style:font-name-complex="Noto Sans Devanagari" style:text-overline-style="none" style:text-overline-color="font-color" style:text-emphasize="none" fo:font-size="11pt" style:text-underline-style="none" style:text-underline-color="font-color" style:text-line-through-type="none" style:text-outline="false" fo:text-shadow="none" style:text-line-through-mode="continuous" fo:language="sv" fo:country="SE" style:language-complex="hi" style:country-complex="IN" style:font-name="Georgia" fo:font-weight="bold" style:language-asian="zh" style:country-asian="CN" fo:font-style="normal"/>
    </style:style>
    <style:style style:name="T4" style:family="text">
      <style:text-properties style:font-name-asian="Noto Sans CJK SC" fo:color="#069a2e" style:font-relief="none" style:font-style-complex="normal" style:font-style-asian="normal" style:font-weight-complex="bold" style:font-weight-asian="bold" style:font-size-complex="11pt" style:font-size-asian="11pt" style:font-name-complex="Noto Sans Devanagari" style:text-overline-style="none" style:text-overline-color="font-color" style:text-emphasize="none" fo:font-size="11pt" style:text-underline-style="none" style:text-underline-color="font-color" style:text-line-through-type="none" style:text-outline="false" fo:text-shadow="none" style:text-line-through-mode="continuous" fo:language="sv" fo:country="SE" style:language-complex="hi" style:country-complex="IN" style:font-name="Georgia" fo:font-weight="bold" style:language-asian="zh" style:country-asian="CN" fo:font-style="normal" style:text-position="super 58%"/>
    </style:style>
    <style:style style:name="T5" style:family="text">
      <style:text-properties style:font-name-asian="Noto Sans CJK SC" style:font-relief="none" style:font-style-complex="normal" style:font-style-asian="normal" style:font-weight-complex="bold" style:font-weight-asian="bold" style:font-size-complex="11pt" style:font-size-asian="11pt" style:font-name-complex="Noto Sans Devanagari" style:text-overline-style="none" style:text-overline-color="font-color" style:text-emphasize="none" fo:font-size="11pt" style:text-underline-style="none" style:text-underline-color="font-color" style:text-line-through-type="none" style:text-outline="false" fo:text-shadow="none" style:text-line-through-mode="continuous" fo:language="sv" fo:country="SE" style:language-complex="hi" style:country-complex="IN" style:font-name="Georgia" fo:font-weight="bold" style:language-asian="zh" style:country-asian="CN" fo:font-style="normal" fo:color="#000000" style:text-position="0% 100%"/>
    </style:style>
    <style:style style:name="T6" style:family="text">
      <style:text-properties style:font-name-asian="Noto Sans CJK SC" style:font-relief="none" style:font-style-complex="normal" style:font-style-asian="normal" style:font-weight-complex="bold" style:font-weight-asian="bold" style:font-size-complex="11pt" style:font-size-asian="11pt" style:font-name-complex="Noto Sans Devanagari" style:text-overline-style="none" style:text-overline-color="font-color" style:text-emphasize="none" fo:font-size="11pt" style:text-underline-style="none" style:text-underline-color="font-color" style:text-line-through-type="none" style:text-outline="false" fo:text-shadow="none" style:text-line-through-mode="continuous" fo:language="sv" fo:country="SE" style:language-complex="hi" style:country-complex="IN" style:font-name="Georgia" fo:font-weight="bold" style:language-asian="zh" style:country-asian="CN" fo:font-style="normal" style:text-position="0% 100%" fo:color="#069a2e"/>
    </style:style>
    <style:style style:name="T7" style:family="text">
      <style:text-properties style:font-name-asian="Noto Sans CJK SC" style:font-relief="none" style:font-style-complex="normal" style:font-style-asian="normal" style:font-weight-complex="bold" style:font-weight-asian="bold" style:font-size-complex="11pt" style:font-size-asian="11pt" style:font-name-complex="Noto Sans Devanagari" style:text-overline-style="none" style:text-overline-color="font-color" style:text-emphasize="none" fo:font-size="11pt" style:text-underline-style="none" style:text-underline-color="font-color" style:text-line-through-type="none" style:text-outline="false" fo:text-shadow="none" style:text-line-through-mode="continuous" fo:language="sv" fo:country="SE" style:language-complex="hi" style:country-complex="IN" style:font-name="Georgia" fo:font-weight="bold" style:language-asian="zh" style:country-asian="CN" fo:font-style="normal" fo:color="#069a2e" style:text-position="super 58%"/>
    </style:style>
    <style:style style:name="T8" style:family="text">
      <style:text-properties fo:color="#069a2e" style:font-name="Georgia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sv" fo:country="SE" style:language-asian="zh" style:country-asian="CN" style:language-complex="hi" style:country-complex="IN" style:font-name-asian="Noto Sans CJK SC" style:font-name-complex="Noto Sans Devanagari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 style:text-position="super 58%"/>
    </style:style>
    <style:style style:name="T9" style:family="text">
      <style:text-properties style:language-complex="hi" style:country-complex="IN" style:text-position="super 58%" fo:color="#069a2e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sv" fo:country="SE" style:language-asian="zh" style:country-asian="CN" style:font-name="Georgia" style:font-name-asian="Noto Sans CJK SC" style:font-name-complex="Noto Sans Devanagari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language-complex="hi" style:country-complex="IN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sv" fo:country="SE" style:language-asian="zh" style:country-asian="CN" style:font-name="Georgia" style:font-name-asian="Noto Sans CJK SC" style:font-name-complex="Noto Sans Devanagari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language-complex="hi" style:country-complex="IN" style:text-position="super 58%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1pt" style:font-size-asian="11pt" style:font-name-complex="Noto Sans Devanagari" style:font-name-asian="Noto Sans CJK SC" fo:color="#069a2e" style:language-asian="zh" style:country-asian="CN" fo:language="sv" fo:country="SE" style:text-line-through-mode="continuous" fo:text-shadow="none" style:text-outline="false" fo:font-style="normal" style:text-line-through-type="none" style:text-underline-style="none" style:text-underline-color="font-color" fo:font-weight="bold" fo:font-size="11pt" style:font-name="Georgia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font-name="Georgia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sv" fo:country="SE" style:language-asian="zh" style:country-asian="CN" style:language-complex="hi" style:country-complex="IN" style:font-name-asian="Noto Sans CJK SC" style:font-name-complex="Noto Sans Devanagari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Georgia" fo:font-size="11pt" style:text-underline-style="none" style:text-underline-color="font-color" style:text-line-through-type="none" fo:font-style="normal" style:text-outline="false" fo:text-shadow="none" style:text-line-through-mode="continuous" fo:language="sv" fo:country="SE" style:language-asian="zh" style:country-asian="CN" style:language-complex="hi" style:country-complex="IN" style:font-name-asian="Noto Sans CJK SC" style:font-name-complex="Noto Sans Devanagari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5" style:family="text">
      <style:text-properties style:font-name="Georgia" fo:font-size="11pt" style:text-underline-style="none" style:text-underline-color="font-color" style:text-line-through-type="none" fo:font-style="normal" style:text-outline="false" fo:text-shadow="none" style:text-line-through-mode="continuous" fo:language="sv" fo:country="SE" style:language-asian="zh" style:country-asian="CN" style:language-complex="hi" style:country-complex="IN" style:font-name-asian="Noto Sans CJK SC" style:font-name-complex="Noto Sans Devanagari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6" style:family="text">
      <style:text-properties style:font-name="Georgia" fo:font-size="11pt" style:text-underline-style="none" style:text-underline-color="font-color" style:text-line-through-type="none" fo:font-style="normal" style:text-outline="false" fo:text-shadow="none" style:text-line-through-mode="continuous" fo:language="sv" fo:country="SE" style:language-asian="zh" style:country-asian="CN" style:language-complex="hi" style:country-complex="IN" style:font-name-asian="Noto Sans CJK SC" style:font-name-complex="Noto Sans Devanagari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 fo:color="#000000"/>
    </style:style>
    <style:style style:name="T17" style:family="text">
      <style:text-properties style:font-name="Georgia" fo:font-size="11pt" style:text-underline-style="none" style:text-underline-color="font-color" style:text-line-through-type="none" fo:font-style="normal" style:text-outline="false" fo:text-shadow="none" style:text-line-through-mode="continuous" fo:language="sv" fo:country="SE" style:language-asian="zh" style:country-asian="CN" style:language-complex="hi" style:country-complex="IN" style:font-name-asian="Noto Sans CJK SC" style:font-name-complex="Noto Sans Devanagari" style:font-size-asian="11pt" style:font-size-complex="11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style:font-name="Georgia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sv" fo:country="SE" style:language-asian="zh" style:country-asian="CN" style:language-complex="hi" style:country-complex="IN" style:font-name-asian="Noto Sans CJK SC" style:font-name-complex="Noto Sans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 table:print-ranges="Blad1.A1:Blad1.D40">
        <office:forms form:automatic-focus="false" form:apply-design-mode="false"/>
        <table:table-column table:style-name="co1" table:default-cell-style-name="ce22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38" table:default-cell-style-name="ce7"/>
        <table:table-column table:style-name="co6" table:number-columns-repeated="978" table:default-cell-style-name="ce7"/>
        <table:table-column table:style-name="co6" table:number-columns-repeated="2" table:default-cell-style-name="ce49"/>
        <table:table-row table:style-name="ro1">
          <table:table-cell table:style-name="ce19" office:value-type="string" calcext:value-type="string">
            <text:p>Mish source files, etc.</text:p>
          </table:table-cell>
          <table:table-cell/>
          <table:table-cell table:style-name="ce28" office:value-type="string" calcext:value-type="string">
            <text:p>Task/use</text:p>
          </table:table-cell>
          <table:table-cell table:style-name="ce28" office:value-type="string" calcext:value-type="string">
            <text:p>Exporting</text:p>
          </table:table-cell>
          <table:table-cell table:style-name="ce30" office:value-type="string" calcext:value-type="string">
            <office:annotation office:display="true" draw:style-name="gr1" draw:text-style-name="P2" svg:width="15.67cm" svg:height="15.16cm" svg:x="21.843cm" svg:y="0.831cm" draw:caption-point-x="3.805cm" draw:caption-point-y="-0.821cm">
              <dc:date>2025-04-13T00:00:00</dc:date>
              <text:p text:style-name="P1"><text:span text:style-name="T1">Kom ihåg:</text:span></text:p>
              <text:p text:style-name="P1"><text:span text:style-name="T1"><text:tab/></text:span><text:span text:style-name="T1">makrot</text:span><text:span text:style-name="T2"><text:tab/></text:span><text:span text:style-name="T2">finderrimg</text:span><text:span text:style-name="T1"> kan användas för albumvis ”kvalitetsstatistik”</text:span></text:p>
              <text:p text:style-name="P1"><text:span text:style-name="T1">Kan behöva installeras för </text:span><text:span text:style-name="T2">finderrimg</text:span><text:span text:style-name="T1">:</text:span></text:p>
              <text:p text:style-name="P1"><text:span text:style-name="T1"><text:tab/></text:span><text:span text:style-name="T2">jpeginfo </text:span><text:span text:style-name="T1">och </text:span><text:span text:style-name="T2">libetiff-tools</text:span><text:span text:style-name="T1"> (för </text:span><text:span text:style-name="T2">tiffinfo</text:span><text:span text:style-name="T1">)</text:span></text:p>
              <text:p text:style-name="P1"><text:span text:style-name="T1"/></text:p>
              <text:p text:style-name="P1"><text:span text:style-name="T1">Kom ihåg:</text:span></text:p>
              <text:p text:style-name="P1"><text:span text:style-name="T1"><text:tab/></text:span><text:span text:style-name="T1">Vadå?</text:span></text:p>
              <text:p text:style-name="P1"><text:span text:style-name="T1"/></text:p>
              <text:p text:style-name="P1"><text:span text:style-name="T1"/></text:p>
              <text:p text:style-name="P1"><text:span text:style-name="T2">CSS </text:span></text:p>
              <text:p text:style-name="P1"><text:span text:style-name="T2">units</text:span><text:span text:style-name="T2"><text:tab/></text:span><text:span text:style-name="T2">relative to</text:span></text:p>
              <text:p text:style-name="P1"><text:span text:style-name="T1">em</text:span><text:span text:style-name="T1"><text:tab/></text:span><text:span text:style-name="T1"><text:tab/></text:span><text:span text:style-name="T1">font size of the element</text:span></text:p>
              <text:p text:style-name="P1"><text:span text:style-name="T1">ex <text:s text:c="3"/></text:span><text:span text:style-name="T1"><text:tab/></text:span><text:span text:style-name="T1">x-height of the element’s font</text:span></text:p>
              <text:p text:style-name="P1"><text:span text:style-name="T1">ch <text:s text:c="3"/></text:span><text:span text:style-name="T1"><text:tab/></text:span><text:span text:style-name="T1">character advance of the “0” (ZERO, U+0030) glyph in the element’s font</text:span></text:p>
              <text:p text:style-name="P1"><text:span text:style-name="T1">rem</text:span><text:span text:style-name="T1"><text:tab/></text:span><text:span text:style-name="T1">font size of the root element</text:span></text:p>
              <text:p text:style-name="P1"><text:span text:style-name="T1">vw</text:span><text:span text:style-name="T1"><text:tab/></text:span><text:span text:style-name="T1"><text:tab/></text:span><text:span text:style-name="T1">1% of viewport’s width</text:span></text:p>
              <text:p text:style-name="P1"><text:span text:style-name="T1">vh <text:s text:c="3"/></text:span><text:span text:style-name="T1"><text:tab/></text:span><text:span text:style-name="T1">1% of viewport’s height</text:span></text:p>
              <text:p text:style-name="P1"><text:span text:style-name="T1">vmin <text:s/></text:span><text:span text:style-name="T1"><text:tab/></text:span><text:span text:style-name="T1">1% of viewport’s smaller dimension</text:span></text:p>
              <text:p text:style-name="P1"><text:span text:style-name="T1">vmax <text:s/></text:span><text:span text:style-name="T1"><text:tab/></text:span><text:span text:style-name="T1">1% of viewport’s larger dimension </text:span></text:p>
              <text:p text:style-name="P1"><text:span text:style-name="T2"/></text:p>
              <text:p text:style-name="P1"><text:span text:style-name="T2">CSS example</text:span></text:p>
              <text:p text:style-name="P1"><text:span text:style-name="T1">div.albumTree {</text:span></text:p>
              <text:p text:style-name="P1"><text:span text:style-name="T1"><text:s text:c="2"/></text:span><text:span text:style-name="T1">position: relative;</text:span></text:p>
              <text:p text:style-name="P1"><text:span text:style-name="T1"><text:s text:c="2"/></text:span><text:span text:style-name="T1">overflow-x: hidden;</text:span></text:p>
              <text:p text:style-name="P1"><text:span text:style-name="T1"><text:s text:c="2"/></text:span><text:span text:style-name="T1">overflow-y: auto;</text:span></text:p>
              <text:p text:style-name="P1"><text:span text:style-name="T1"><text:s text:c="2"/></text:span><text:span text:style-name="T2">height: auto;</text:span></text:p>
              <text:p text:style-name="P1"><text:span text:style-name="T2"><text:s text:c="2"/></text:span><text:span text:style-name="T2">max-height: 80vh;</text:span></text:p>
              <text:p text:style-name="P1"><text:span text:style-name="T1">}</text:span></text:p>
              <text:p text:style-name="P1"><text:span text:style-name="T1"/></text:p>
            </office:annotation>
            <text:p>Minneslap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pp/</text:p>
          </table:table-cell>
          <table:table-cell/>
          <table:table-cell table:style-name="ce28"/>
          <table:table-cell table:style-name="ce30"/>
          <table:table-cell table:style-name="Default"/>
          <table:table-cell table:number-columns-repeated="1017"/>
        </table:table-row>
        <table:table-row table:style-name="ro1">
          <table:table-cell table:style-name="ce21" office:value-type="string" calcext:value-type="string">
            <text:p>routes.js</text:p>
          </table:table-cell>
          <table:table-cell/>
          <table:table-cell table:style-name="ce29" office:value-type="string" calcext:value-type="string">
            <text:p>NodeJS server module</text:p>
          </table:table-cell>
          <table:table-cell table:style-name="ce28"/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3" table:number-rows-spanned="1">
            <text:p>mish-project/app/component/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buttons-left.gjs</text:p>
          </table:table-cell>
          <table:table-cell/>
          <table:table-cell office:value-type="string" calcext:value-type="string">
            <text:p>Left buttons</text:p>
          </table:table-cell>
          <table:table-cell table:style-name="ce32" office:value-type="string" calcext:value-type="string">
            <text:p>ButtonsLef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ttons-right.gjs</text:p>
          </table:table-cell>
          <table:table-cell/>
          <table:table-cell office:value-type="string" calcext:value-type="string">
            <text:p>Right buttons</text:p>
          </table:table-cell>
          <table:table-cell table:style-name="ce32" office:value-type="string" calcext:value-type="string">
            <text:p>ButtonsRigh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ock.gjs</text:p>
          </table:table-cell>
          <table:table-cell/>
          <table:table-cell office:value-type="string" calcext:value-type="string">
            <text:p>Actual time displayer</text:p>
          </table:table-cell>
          <table:table-cell table:style-name="ce32" office:value-type="string" calcext:value-type="string">
            <text:p>Clo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alog-alert.gjs</text:p>
          </table:table-cell>
          <table:table-cell/>
          <table:table-cell office:value-type="string" calcext:value-type="string">
            <text:p>Alert message dialog</text:p>
          </table:table-cell>
          <table:table-cell table:style-name="ce32" office:value-type="string" calcext:value-type="string">
            <text:p><text:span text:style-name="T18">dialogAlertId</text:span>, DialogAle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alog-choose.gjs</text:p>
          </table:table-cell>
          <table:table-cell/>
          <table:table-cell office:value-type="string" calcext:value-type="string">
            <text:p>Choose-alert message dialog</text:p>
          </table:table-cell>
          <table:table-cell table:style-name="ce32" office:value-type="string" calcext:value-type="string">
            <text:p>DialogChoo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alog-find.gjs</text:p>
          </table:table-cell>
          <table:table-cell/>
          <table:table-cell office:value-type="string" calcext:value-type="string">
            <text:p>Dialog for image searches (by texts in captions etc.)</text:p>
          </table:table-cell>
          <table:table-cell table:style-name="ce32" office:value-type="string" calcext:value-type="string">
            <text:p><text:span text:style-name="T18">dialogFindId, </text:span>DialogFi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alog-help.gjs</text:p>
          </table:table-cell>
          <table:table-cell/>
          <table:table-cell office:value-type="string" calcext:value-type="string">
            <text:p>User help dialog </text:p>
          </table:table-cell>
          <table:table-cell office:value-type="string" calcext:value-type="string">
            <text:p><text:span text:style-name="T19">dialogHelpId, </text:span><text:span text:style-name="T12">DialogHelp</text:span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alog-info.gjs</text:p>
          </table:table-cell>
          <table:table-cell/>
          <table:table-cell office:value-type="string" calcext:value-type="string">
            <text:p>Image file information dialog <text:span text:style-name="T12">*</text:span></text:p>
          </table:table-cell>
          <table:table-cell office:value-type="string" calcext:value-type="string">
            <text:p><text:span text:style-name="T19">dialogInfoId, </text:span><text:span text:style-name="T12">DialogInfo</text:span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alog-login.gjs</text:p>
          </table:table-cell>
          <table:table-cell/>
          <table:table-cell office:value-type="string" calcext:value-type="string">
            <text:p>Login dialog and user rights scheme</text:p>
          </table:table-cell>
          <table:table-cell office:value-type="string" calcext:value-type="string">
            <text:p>dialogLoginId, dialogRightsId, <text:span text:style-name="T12">DialogLogin</text:span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alog-text.gjs</text:p>
          </table:table-cell>
          <table:table-cell/>
          <table:table-cell office:value-type="string" calcext:value-type="string">
            <text:p>Image caption text edit dialog</text:p>
          </table:table-cell>
          <table:table-cell office:value-type="string" calcext:value-type="string">
            <text:p>dialogTextId, <text:span text:style-name="T12">DialogText</text:span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alog-util.gjs</text:p>
          </table:table-cell>
          <table:table-cell/>
          <table:table-cell office:value-type="string" calcext:value-type="string">
            <text:p>Album tools/utilities in the main menu</text:p>
          </table:table-cell>
          <table:table-cell office:value-type="string" calcext:value-type="string">
            <text:p>dialogUtilId, <text:span text:style-name="T12">DialogUtil</text:span></text:p>
          </table:table-cell>
          <table:table-cell table:number-columns-repeated="1018"/>
        </table:table-row>
        <table:table-row table:style-name="ro1">
          <table:table-cell table:style-name="ce23" office:value-type="string" calcext:value-type="string">
            <text:p>dialog-xper.gjs</text:p>
          </table:table-cell>
          <table:table-cell/>
          <table:table-cell table:style-name="ce26" office:value-type="string" calcext:value-type="string">
            <text:p>For development and testing</text:p>
          </table:table-cell>
          <table:table-cell table:style-name="ce26" office:value-type="string" calcext:value-type="string">
            <text:p>dialogXperId, <text:span text:style-name="T12">DialogXper</text:span></text:p>
          </table:table-cell>
          <table:table-cell table:number-columns-repeated="1018"/>
        </table:table-row>
        <table:table-row table:style-name="ro1">
          <table:table-cell table:style-name="ce23" office:value-type="string" calcext:value-type="string">
            <text:p>excite.gjs</text:p>
          </table:table-cell>
          <table:table-cell table:style-name="ce26"/>
          <table:table-cell table:style-name="ce26" office:value-type="string" calcext:value-type="string">
            <text:p>Experimental formatting</text:p>
          </table:table-cell>
          <table:table-cell table:style-name="ce37" office:value-type="string" calcext:value-type="string">
            <text:p>Excite</text:p>
          </table:table-cell>
          <table:table-cell table:number-columns-repeated="1018"/>
        </table:table-row>
        <table:table-row table:style-name="ro1">
          <table:table-cell table:style-name="ce23" office:value-type="string" calcext:value-type="string">
            <text:p>header.gjs</text:p>
          </table:table-cell>
          <table:table-cell/>
          <table:table-cell table:style-name="ce26" office:value-type="string" calcext:value-type="string">
            <text:p>Temporary header where functionality will be tested/introduced, stepwise</text:p>
          </table:table-cell>
          <table:table-cell table:style-name="ce37" office:value-type="string" calcext:value-type="string">
            <text:p>Header</text:p>
          </table:table-cell>
          <table:table-cell table:number-columns-repeated="1018"/>
        </table:table-row>
        <table:table-row table:style-name="ro1">
          <table:table-cell table:style-name="ce24" office:value-type="string" calcext:value-type="string">
            <text:p>language.gjs</text:p>
          </table:table-cell>
          <table:table-cell table:style-name="ce27"/>
          <table:table-cell table:style-name="ce27" office:value-type="string" calcext:value-type="string">
            <text:p>Language selections</text:p>
          </table:table-cell>
          <table:table-cell table:style-name="ce47" office:value-type="string" calcext:value-type="string">
            <text:p>Language</text:p>
          </table:table-cell>
          <table:table-cell table:style-name="ce27" table:number-columns-repeated="1016"/>
          <table:table-cell table:number-columns-repeated="2"/>
        </table:table-row>
        <table:table-row table:style-name="ro1">
          <table:table-cell office:value-type="string" calcext:value-type="string">
            <text:p>menu-image.gjs</text:p>
          </table:table-cell>
          <table:table-cell/>
          <table:table-cell office:value-type="string" calcext:value-type="string">
            <text:p>In-image menu</text:p>
          </table:table-cell>
          <table:table-cell office:value-type="string" calcext:value-type="string">
            <text:p>menuMainClass, <text:span text:style-name="T12">MenuImage</text:span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nu-main.gjs</text:p>
          </table:table-cell>
          <table:table-cell/>
          <table:table-cell office:value-type="string" calcext:value-type="string">
            <text:p>Main menu in left buttons</text:p>
          </table:table-cell>
          <table:table-cell office:value-type="string" calcext:value-type="string">
            <text:p>menuMainId, <text:span text:style-name="T12">MenuMain</text:span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fresh-this.gjs</text:p>
          </table:table-cell>
          <table:table-cell/>
          <table:table-cell office:value-type="string" calcext:value-type="string">
            <text:p>Refreshes a DOM part at a parameter update</text:p>
          </table:table-cell>
          <table:table-cell office:value-type="string" calcext:value-type="string">
            <text:p>—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inner.gjs</text:p>
          </table:table-cell>
          <table:table-cell/>
          <table:table-cell office:value-type="string" calcext:value-type="string">
            <text:p>Waiting spinner</text:p>
          </table:table-cell>
          <table:table-cell table:style-name="ce32" office:value-type="string" calcext:value-type="string">
            <text:p>Spinn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iew-main.gjs</text:p>
          </table:table-cell>
          <table:table-cell/>
          <table:table-cell office:value-type="string" calcext:value-type="string">
            <text:p>Main image display: subalbums, thumbnails, slideshow</text:p>
          </table:table-cell>
          <table:table-cell table:style-name="ce32" office:value-type="string" calcext:value-type="string">
            <text:p>ViewMai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elcome.gjs</text:p>
          </table:table-cell>
          <table:table-cell/>
          <table:table-cell office:value-type="string" calcext:value-type="string">
            <text:p>Starting component, arranging most other components, global settings</text:p>
          </table:table-cell>
          <table:table-cell table:style-name="ce32" office:value-type="string" calcext:value-type="string">
            <text:p>Welcome<text:span text:style-name="T18">, </text:span><text:span text:style-name="T12">DialogSettings</text:span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4" table:number-rows-spanned="1">
            <text:p><text:span text:style-name="T3">mish-project/app/routes/</text:span><text:span text:style-name="T4"> 1</text:span><text:span text:style-name="T5">, </text:span><text:span text:style-name="T6">mish-project/app/services/</text:span><text:span text:style-name="T7"> 2</text:span><text:span text:style-name="T5">, </text:span><text:span text:style-name="T6">mish-project/app/styles/</text:span><text:span text:style-name="T7"> 3</text:span><text:span text:style-name="T5"> </text:span>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<text:span text:style-name="T8">1</text:span> application.js</text:p>
          </table:table-cell>
          <table:table-cell/>
          <table:table-cell office:value-type="string" calcext:value-type="string">
            <text:p>Setting default language</text:p>
          </table:table-cell>
          <table:table-cell table:style-name="ce48" office:value-type="string" calcext:value-type="string">
            <text:p><text:span text:style-name="T12">ApplicationRoute</text:span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9">2</text:span><text:span text:style-name="T10"> </text:span>common-storage.js</text:p>
          </table:table-cell>
          <table:table-cell/>
          <table:table-cell office:value-type="string" calcext:value-type="string">
            <text:p>Common storage service with global properties/methods/functions</text:p>
          </table:table-cell>
          <table:table-cell table:style-name="ce32" office:value-type="string" calcext:value-type="string">
            <text:p>Servic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11">3</text:span> app.css</text:p>
          </table:table-cell>
          <table:table-cell/>
          <table:table-cell office:value-type="string" calcext:value-type="string">
            <text:p>Common stylesheet</text:p>
          </table:table-cell>
          <table:table-cell office:value-type="string" calcext:value-type="string">
            <text:p>—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3" table:number-rows-spanned="1">
            <text:p>mish-project/translations/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de-de.yaml</text:p>
          </table:table-cell>
          <table:table-cell/>
          <table:table-cell office:value-type="string" calcext:value-type="string">
            <text:p>German</text:p>
          </table:table-cell>
          <table:table-cell office:value-type="string" calcext:value-type="string">
            <text:p>—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-us.yaml</text:p>
          </table:table-cell>
          <table:table-cell/>
          <table:table-cell office:value-type="string" calcext:value-type="string">
            <text:p>English</text:p>
          </table:table-cell>
          <table:table-cell office:value-type="string" calcext:value-type="string">
            <text:p>—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v-se.yaml</text:p>
          </table:table-cell>
          <table:table-cell/>
          <table:table-cell office:value-type="string" calcext:value-type="string">
            <text:p>Swedish</text:p>
          </table:table-cell>
          <table:table-cell office:value-type="string" calcext:value-type="string">
            <text:p>—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ish-project/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ber-b-script</text:p>
          </table:table-cell>
          <table:table-cell/>
          <table:table-cell office:value-type="string" calcext:value-type="string">
            <text:p>Bash build script</text:p>
          </table:table-cell>
          <table:table-cell office:value-type="string" calcext:value-type="string">
            <text:p>—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ishFiles.ods</text:p>
          </table:table-cell>
          <table:table-cell/>
          <table:table-cell office:value-type="string" calcext:value-type="string">
            <text:p>This file</text:p>
          </table:table-cell>
          <table:table-cell table:number-columns-repeated="1019"/>
        </table:table-row>
        <table:table-row table:style-name="ro1" table:visibility="collapse">
          <table:table-cell table:style-name="ce2" office:value-type="string" calcext:value-type="string">
            <text:p>MishNames.ods</text:p>
          </table:table-cell>
          <table:table-cell/>
          <table:table-cell office:value-type="string" calcext:value-type="string">
            <text:p>Some translations between the server and web name spaces (partly needed from historical reasons)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ishNames.ods</text:p>
          </table:table-cell>
          <table:table-cell/>
          <table:table-cell office:value-type="string" calcext:value-type="string">
            <text:p>Some translations between the server and the web name spaces (partly historical)</text:p>
          </table:table-cell>
          <table:table-cell office:value-type="string" calcext:value-type="string">
            <text:p>—</text:p>
          </table:table-cell>
          <table:table-cell table:number-columns-repeated="1018"/>
        </table:table-row>
        <table:table-row table:style-name="ro1">
          <table:table-cell table:number-columns-repeated="1022"/>
        </table:table-row>
        <table:table-row table:style-name="ro3">
          <table:table-cell table:style-name="ce19"/>
          <table:table-cell/>
          <table:table-cell office:value-type="string" calcext:value-type="string">
            <text:p><text:span text:style-name="T13">* </text:span><text:span text:style-name="T14">uses</text:span><text:span text:style-name="T15">  </text:span><text:span text:style-name="T16">TrackedAsyncData</text:span><text:span text:style-name="T17">  to run a promise </text:span></text:p>
          </table:table-cell>
          <table:table-cell table:number-columns-repeated="1019"/>
        </table:table-row>
        <table:table-row table:style-name="ro1" table:number-rows-repeated="1048535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v" fo:country="S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sv" fo:country="S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jeslut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jeslut_20_1" draw:display-name="Linjeslut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fo:margin-top="1.75cm" fo:margin-bottom="0.319cm" fo:margin-left="2.125cm" fo:margin-right="0.499cm" style:scale-to="81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id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9">0000-00-00</text:date>, <text:time>00:00:00</text:time></text:p>
        </style:region-right>
      </style:header>
      <style:header-left style:display="false"/>
      <style:header-first style:display="false"/>
      <style:footer>
        <text:p>Sid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0T19:14:23.820964004</meta:creation-date>
    <dc:date>2025-05-19T10:04:24.404686087</dc:date>
    <meta:editing-duration>PT4H19M32S</meta:editing-duration>
    <meta:editing-cycles>37</meta:editing-cycles>
    <meta:generator>LibreOffice/24.2.7.2$Linux_X86_64 LibreOffice_project/420$Build-2</meta:generator>
    <meta:print-date>2025-05-19T10:00:28.436449545</meta:print-date>
    <meta:document-statistic meta:table-count="1" meta:cell-count="103" meta:object-count="0"/>
  </office:meta>
</office:document-meta>
</file>